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e86" officeooo:paragraph-rsid="0019fe86"/>
    </style:style>
    <style:style style:name="P2" style:family="paragraph" style:parent-style-name="Standard">
      <style:text-properties officeooo:rsid="001cf465" officeooo:paragraph-rsid="001baba1"/>
    </style:style>
    <style:style style:name="P3" style:family="paragraph" style:parent-style-name="Standard">
      <style:text-properties officeooo:rsid="001cf465" officeooo:paragraph-rsid="001cf465"/>
    </style:style>
    <style:style style:name="P4" style:family="paragraph" style:parent-style-name="Standard">
      <style:text-properties officeooo:rsid="001cf465" officeooo:paragraph-rsid="001db840"/>
    </style:style>
    <style:style style:name="P5" style:family="paragraph" style:parent-style-name="Standard">
      <style:text-properties officeooo:paragraph-rsid="001cf465"/>
    </style:style>
    <style:style style:name="P6" style:family="paragraph" style:parent-style-name="Standard">
      <style:text-properties officeooo:rsid="001db840" officeooo:paragraph-rsid="001cf465"/>
    </style:style>
    <style:style style:name="P7" style:family="paragraph" style:parent-style-name="Standard">
      <style:text-properties officeooo:rsid="001db840" officeooo:paragraph-rsid="001db840"/>
    </style:style>
    <style:style style:name="P8" style:family="paragraph" style:parent-style-name="Standard">
      <style:text-properties officeooo:rsid="001db840" officeooo:paragraph-rsid="0019fe86"/>
    </style:style>
    <style:style style:name="P9" style:family="paragraph" style:parent-style-name="Standard">
      <style:text-properties officeooo:paragraph-rsid="001db840"/>
    </style:style>
    <style:style style:name="T1" style:family="text">
      <style:text-properties officeooo:rsid="001baba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1db840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b840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db840" style:font-style-asian="normal" style:font-style-complex="normal"/>
    </style:style>
    <style:style style:name="T9" style:family="text">
      <style:text-properties fo:font-style="normal" style:text-underline-style="none" officeooo:rsid="001cf465" style:font-style-asian="normal" style:font-style-complex="normal"/>
    </style:style>
    <style:style style:name="T10" style:family="text">
      <style:text-properties officeooo:rsid="001db8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erbedaan Jira, Trello, dan Youtrack. Kelebihan dan kekurangannya.</text:p>
      <text:p text:style-name="P1"/>
      <text:p text:style-name="P8">Jawaban : </text:p>
      <text:p text:style-name="P8"/>
      <text:p text:style-name="P7">Pada dasarnya ketiga aplikasi ini dibuat/dirancang untuk memudahkan dalam menangani berbagai projek yang dijalankan dan ketiga aplikasi ini bersifat <text:span text:style-name="T2">agile </text:span><text:span text:style-name="T5">dan ketiga </text:span><text:span text:style-name="T2">ticketing app</text:span><text:span text:style-name="T5"> ini menganut</text:span></text:p>
      <text:p text:style-name="P7"><text:span text:style-name="T3">Scrum </text:span><text:span text:style-name="T7">dan </text:span><text:span text:style-name="T3">Kanban Boards system.</text:span></text:p>
      <text:p text:style-name="P7"><text:span text:style-name="T3"/></text:p>
      <text:p text:style-name="P7"><text:span text:style-name="T3">- Jira</text:span></text:p>
      <text:p text:style-name="P7"><text:span text:style-name="T3"/></text:p>
      <text:p text:style-name="P4"><text:span text:style-name="T5">Kelebihan Jira</text:span></text:p>
      <text:p text:style-name="P4"><text:span text:style-name="T5"/></text:p>
      <text:p text:style-name="P4"><text:span text:style-name="T6">1. M</text:span><text:span text:style-name="T5">emiliki </text:span><text:span text:style-name="T3">templete</text:span><text:span text:style-name="T7"> untuk mempermudah pemberian tugas</text:span></text:p>
      <text:p text:style-name="P4"><text:span text:style-name="T8">2. K</text:span><text:span text:style-name="T7">omunitas yang baik</text:span></text:p>
      <text:p text:style-name="P4"><text:span text:style-name="T8">3. M</text:span><text:span text:style-name="T7">udah digunakan </text:span></text:p>
      <text:p text:style-name="P4"><text:span text:style-name="T7"/></text:p>
      <text:p text:style-name="P4"><text:span text:style-name="T8">Ke</text:span><text:span text:style-name="T7">kurangan </text:span><text:span text:style-name="T8">Jira</text:span></text:p>
      <text:p text:style-name="P4"><text:span text:style-name="T8">1. D</text:span><text:span text:style-name="T7">ukungan penggunaan website yang lambat</text:span></text:p>
      <text:p text:style-name="P4"><text:span text:style-name="T8">2. M</text:span><text:span text:style-name="T7">asih terdapat banyak error pada <text:s/>fitur baru</text:span></text:p>
      <text:p text:style-name="P4"><text:span text:style-name="T8">3. Ha</text:span><text:span text:style-name="T7">rga yang masih terlampau tinggi</text:span></text:p>
      <text:p text:style-name="P4"><text:span text:style-name="T7"/></text:p>
      <text:p text:style-name="P4"><text:span text:style-name="T7">- </text:span><text:span text:style-name="T4">Trello</text:span></text:p>
      <text:p text:style-name="P4"><text:span text:style-name="T7"/></text:p>
      <text:p text:style-name="P4"><text:span text:style-name="T7">Kelebihan Trello</text:span></text:p>
      <text:p text:style-name="P4"><text:span text:style-name="T7"/></text:p>
      <text:p text:style-name="P4"><text:span text:style-name="T8">1. </text:span><text:span text:style-name="T7">Perubahan yang dilakukan oleh orang lain dapat dilihat oleh siapapun</text:span></text:p>
      <text:p text:style-name="P9"><text:span text:style-name="T8">2. M</text:span><text:span text:style-name="T9">udah mengatur anggota dalam projek</text:span></text:p>
      <text:p text:style-name="P9"><text:span text:style-name="T8">3. D</text:span><text:span text:style-name="T9">esain responsif</text:span></text:p>
      <text:p text:style-name="P4"><text:span text:style-name="T8">4. S</text:span><text:span text:style-name="T7">istem notifikasi yang baik</text:span></text:p>
      <text:p text:style-name="P4"><text:span text:style-name="T8">5. T</text:span><text:span text:style-name="T7">idak memerlukan </text:span><text:span text:style-name="T3">tools</text:span><text:span text:style-name="T7"> tambahan untuk mengirim dokumen atau menulis keterangan mengenai suatu proyek</text:span></text:p>
      <text:p text:style-name="P4"><text:span text:style-name="T7"/></text:p>
      <text:p text:style-name="P4"><text:span text:style-name="T7">Kekurangan <text:s/></text:span><text:span text:style-name="T8">Trello</text:span></text:p>
      <text:p text:style-name="P4"><text:span text:style-name="T7"/></text:p>
      <text:p text:style-name="P4"><text:span text:style-name="T8">1. </text:span><text:span text:style-name="T7">Harus selalu terkoneksi ke internet</text:span></text:p>
      <text:p text:style-name="P9"><text:span text:style-name="T8">2. T</text:span><text:span text:style-name="T9">idak dapat melakukan perubahan atau edit komentar</text:span></text:p>
      <text:p text:style-name="P4"><text:span text:style-name="T8">3. A</text:span><text:span text:style-name="T7">plikasi yang berbayar</text:span></text:p>
      <text:p text:style-name="P4"><text:span text:style-name="T8">4. Ap</text:span><text:span text:style-name="T7">abila projek semakin banyak, pengaturan projek sulit dilakukan</text:span></text:p>
      <text:p text:style-name="P4"><text:span text:style-name="T7"/></text:p>
      <text:p text:style-name="P4"><text:span text:style-name="T7">- </text:span><text:span text:style-name="T4">Youtrack</text:span></text:p>
      <text:p text:style-name="P7"><text:span text:style-name="T7"/></text:p>
      <text:p text:style-name="P7"><text:span text:style-name="T7">Kelebihan Youtrack</text:span></text:p>
      <text:p text:style-name="P7"><text:span text:style-name="T7"/></text:p>
      <text:p text:style-name="P7"><text:span text:style-name="T7">1. UI sangat bagus pada </text:span><text:span text:style-name="T3">Tracking <text:s/>System</text:span></text:p>
      <text:p text:style-name="P7"><text:span text:style-name="T7">2. Agile Board yang selaras dengan </text:span><text:span text:style-name="T3">Product Sprints</text:span><text:span text:style-name="T7">.</text:span></text:p>
      <text:p text:style-name="P7"><text:span text:style-name="T7">3. Dapat menambahkan </text:span><text:span text:style-name="T3">screenshoot</text:span><text:span text:style-name="T7"> atau vidio </text:span></text:p>
      <text:p text:style-name="P7"><text:span text:style-name="T7">4. Kemudahan dalam </text:span><text:span text:style-name="T3">deployment</text:span></text:p>
      <text:p text:style-name="P7"><text:span text:style-name="T3"/></text:p>
      <text:p text:style-name="P7"><text:span text:style-name="T7">Kekurangan Youtrack</text:span></text:p>
      <text:p text:style-name="P7"><text:span text:style-name="T7"/></text:p>
      <text:p text:style-name="P7"><text:span text:style-name="T7">1. Kesulitan </text:span><text:span text:style-name="T3">monitoring, tracking, </text:span><text:span text:style-name="T7">dan </text:span><text:span text:style-name="T3">searching</text:span><text:span text:style-name="T7"> yang ada pada projek</text:span></text:p>
      <text:p text:style-name="P7"><text:span text:style-name="T7"/></text:p>
      <text:p text:style-name="P7"><text:soft-page-break/><text:span text:style-name="T7">2. Sistem notifikasi tidak terlalu baik</text:span></text:p>
      <text:p text:style-name="P7"><text:span text:style-name="T7"/></text:p>
      <text:p text:style-name="P7"><text:span text:style-name="T7">3. Tidak semua orang bisa mengedit tiket pada projek tanpa di aktifkan dulu dari bagian IT</text:span></text:p>
      <text:p text:style-name="P7"><text:span text:style-name="T7"/></text:p>
      <text:p text:style-name="P7"><text:span text:style-name="T7">4. Masih banyak bug dan kendala pada UX yang kadang menyebalkan</text:span></text:p>
      <text:p text:style-name="P7"><text:span text:style-name="T7"/></text:p>
      <text:p text:style-name="P1"/>
      <text:p text:style-name="P1">2. SEV-2 menganut ticketing yang mana antara Jira, Trello, dan Youtrack?<text:line-break/><text:span text:style-name="T1">Jawaban : <text:s/>Jira, </text:span><text:span text:style-name="T10">Trello, dan Youtrack</text:span></text:p>
      <text:p text:style-name="P1"/>
      <text:p text:style-name="P1"/>
      <text:p text:style-name="P2"><text:span text:style-name="T5"/></text:p>
      <text:p text:style-name="P3"/>
      <text:p text:style-name="P3"/>
      <text:p text:style-name="P6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1:04:20.519473304</meta:creation-date>
    <dc:date>2022-03-28T22:47:30.531730835</dc:date>
    <meta:editing-duration>PT19S</meta:editing-duration>
    <meta:editing-cycles>1</meta:editing-cycles>
    <meta:document-statistic meta:table-count="0" meta:image-count="0" meta:object-count="0" meta:page-count="2" meta:paragraph-count="37" meta:word-count="245" meta:character-count="1625" meta:non-whitespace-character-count="1410"/>
    <meta:generator>LibreOffice/6.4.7.2$Linux_X86_64 LibreOffice_project/40$Build-2</meta:generator>
  </office:meta>
</office:document-meta>
</file>